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.34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T1" style:family="text">
      <style:text-properties fo:color="#000000" style:font-name="Arial1" fo:font-size="9pt" style:font-size-asian="9pt" style:font-name-complex="Arial1" style:font-size-complex="9pt"/>
    </style:style>
    <style:style style:name="T2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style:style style:name="T3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4" style:family="text">
      <style:text-properties fo:color="#000000" style:font-name="Arial1" fo:font-size="11pt" style:font-size-asian="11pt" style:font-name-complex="Arial1" style:font-size-complex="11pt"/>
    </style:style>
    <style:style style:name="T5" style:family="text">
      <style:text-properties fo:color="#000000" style:font-name="Arial1" fo:font-size="9.80000019073486pt" fo:font-weight="bold" style:font-size-asian="9.80000019073486pt" style:font-name-complex="Arial1" style:font-size-complex="9.80000019073486pt" style:font-weight-complex="bold"/>
    </style:style>
    <style:style style:name="T6" style:family="text">
      <style:text-properties fo:color="#000000" style:font-name="Arial1" fo:font-size="9.80000019073486pt" style:font-size-asian="9.80000019073486pt" style:font-name-complex="Arial1" style:font-size-complex="9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14.78cm" svg:x="0cm" svg:y="0cm" svg:viewBox="0 0 20990 14781" draw:points="0,0 20990,0 20990,14781 0,14781">
          <text:p/>
        </draw:polygon>
        <draw:polygon draw:style-name="gr1" draw:text-style-name="P1" draw:layer="layout" svg:width="21.006cm" svg:height="14.809cm" svg:x="0cm" svg:y="-0.027cm" svg:viewBox="0 0 21007 14810" draw:points="0,14810 21007,14810 21007,0 0,0">
          <text:p/>
        </draw:polygon>
        <draw:polygon draw:style-name="gr1" draw:text-style-name="P1" draw:layer="layout" svg:width="1.76cm" svg:height="0.433cm" svg:x="0.99cm" svg:y="1.009cm" svg:viewBox="0 0 1761 434" draw:points="0,434 1761,434 1761,0 0,0">
          <text:p/>
        </draw:polygon>
        <draw:frame draw:style-name="gr2" draw:text-style-name="P3" draw:layer="layout" svg:width="1.86cm" svg:height="0.357cm" svg:x="1.065cm" svg:y="2.534cm">
          <draw:text-box>
            <text:p text:style-name="P2"><text:span text:style-name="T1">Prezime ime:</text:span></text:p>
          </draw:text-box>
        </draw:frame>
        <draw:frame draw:style-name="gr2" draw:text-style-name="P3" draw:layer="layout" svg:width="1.319cm" svg:height="0.357cm" svg:x="1.041cm" svg:y="1.049cm">
          <draw:text-box>
            <text:p text:style-name="P2"><text:span text:style-name="T1">Radilište:</text:span></text:p>
          </draw:text-box>
        </draw:frame>
        <draw:frame draw:style-name="gr2" draw:text-style-name="P3" draw:layer="layout" svg:width="1.314cm" svg:height="0.357cm" svg:x="1.065cm" svg:y="3.067cm">
          <draw:text-box>
            <text:p text:style-name="P2"><text:span text:style-name="T1">Pretraga:</text:span></text:p>
          </draw:text-box>
        </draw:frame>
        <draw:frame draw:style-name="gr2" draw:text-style-name="P3" draw:layer="layout" svg:width="1.247cm" svg:height="0.357cm" svg:x="1.041cm" svg:y="4.026cm">
          <draw:text-box>
            <text:p text:style-name="P2"><text:span text:style-name="T1">Lab.broj:</text:span></text:p>
          </draw:text-box>
        </draw:frame>
        <draw:frame draw:style-name="gr2" draw:text-style-name="P3" draw:layer="layout" svg:width="0.497cm" svg:height="0.357cm" svg:x="3.524cm" svg:y="4.104cm">
          <draw:text-box>
            <text:p text:style-name="P2"><text:span text:style-name="T1">Pro</text:span></text:p>
          </draw:text-box>
        </draw:frame>
        <draw:frame draw:style-name="gr2" draw:text-style-name="P3" draw:layer="layout" svg:width="0.997cm" svg:height="0.357cm" svg:x="2.801cm" svg:y="1.049cm">
          <draw:text-box>
            <text:p text:style-name="P2"><text:span text:style-name="T1">Gospić</text:span></text:p>
          </draw:text-box>
        </draw:frame>
        <draw:frame draw:style-name="gr2" draw:text-style-name="P3" draw:layer="layout" svg:width="3.749cm" svg:height="0.357cm" svg:x="3.274cm" svg:y="2.534cm">
          <draw:text-box>
            <text:p text:style-name="P2"><text:span text:style-name="T2">BOSNIĆ MILOŠ, 6.3.1971</text:span></text:p>
          </draw:text-box>
        </draw:frame>
        <draw:polygon draw:style-name="gr1" draw:text-style-name="P1" draw:layer="layout" svg:width="19.46cm" svg:height="0.458cm" svg:x="1.012cm" svg:y="0.552cm" svg:viewBox="0 0 19461 459" draw:points="0,459 19461,459 19461,0 0,0">
          <text:p/>
        </draw:polygon>
        <draw:frame draw:style-name="gr2" draw:text-style-name="P3" draw:layer="layout" svg:width="2.491cm" svg:height="0.357cm" svg:x="17.438cm" svg:y="2.457cm">
          <draw:text-box>
            <text:p text:style-name="P2"><text:span text:style-name="T1">03.05.2021 09:42</text:span></text:p>
          </draw:text-box>
        </draw:frame>
        <draw:frame draw:style-name="gr2" draw:text-style-name="P3" draw:layer="layout" svg:width="1.759cm" svg:height="0.357cm" svg:x="15.356cm" svg:y="2.506cm">
          <draw:text-box>
            <text:p text:style-name="P2"><text:span text:style-name="T1">Zaprimljeno:</text:span></text:p>
          </draw:text-box>
        </draw:frame>
        <draw:frame draw:style-name="gr2" draw:text-style-name="P3" draw:layer="layout" svg:width="9.171cm" svg:height="0.357cm" svg:x="1.065cm" svg:y="0.605cm">
          <draw:text-box>
            <text:p text:style-name="P2"><text:span text:style-name="T2">ZAVOD ZA JAVNO ZDRAVSTVO LIČKO-SENJSKE ŽUPANIJE</text:span></text:p>
          </draw:text-box>
        </draw:frame>
        <draw:frame draw:style-name="gr2" draw:text-style-name="P3" draw:layer="layout" svg:width="1.424cm" svg:height="0.357cm" svg:x="15.674cm" svg:y="3.014cm">
          <draw:text-box>
            <text:p text:style-name="P2"><text:span text:style-name="T1">Završeno:</text:span></text:p>
          </draw:text-box>
        </draw:frame>
        <draw:frame draw:style-name="gr2" draw:text-style-name="P3" draw:layer="layout" svg:width="2.491cm" svg:height="0.357cm" svg:x="17.438cm" svg:y="3.014cm">
          <draw:text-box>
            <text:p text:style-name="P2"><text:span text:style-name="T1">03.05.2021 13:27</text:span></text:p>
          </draw:text-box>
        </draw:frame>
        <draw:frame draw:style-name="gr3" draw:text-style-name="P4" draw:layer="layout" svg:width="0.866cm" svg:height="0.433cm" svg:x="5.429cm" svg:y="3.988cm">
          <draw:text-box>
            <text:p text:style-name="P2"><text:span text:style-name="T3">5268</text:span></text:p>
          </draw:text-box>
        </draw:frame>
        <draw:polygon draw:style-name="gr1" draw:text-style-name="P1" draw:layer="layout" svg:width="8.969cm" svg:height="0.788cm" svg:x="1.012cm" svg:y="1.441cm" svg:viewBox="0 0 8970 789" draw:points="0,789 8970,789 8970,0 0,0">
          <text:p/>
        </draw:polygon>
        <draw:frame draw:style-name="gr3" draw:text-style-name="P4" draw:layer="layout" svg:width="4.46cm" svg:height="0.433cm" svg:x="8.495cm" svg:y="5.54cm">
          <draw:text-box>
            <text:p text:style-name="P2"><text:span text:style-name="T4">MIKROBIOLOŠKI NALAZ</text:span></text:p>
          </draw:text-box>
        </draw:frame>
        <draw:frame draw:style-name="gr2" draw:text-style-name="P3" draw:layer="layout" svg:width="6.699cm" svg:height="0.357cm" svg:x="3.524cm" svg:y="3.067cm">
          <draw:text-box>
            <text:p text:style-name="P2"><text:span text:style-name="T1">Bris nazofarinksa - virološki (molekularna/PCR)</text:span></text:p>
          </draw:text-box>
        </draw:frame>
        <draw:frame draw:style-name="gr2" draw:text-style-name="P3" draw:layer="layout" svg:width="6.78cm" svg:height="0.357cm" svg:x="1.065cm" svg:y="1.476cm">
          <draw:text-box>
            <text:p text:style-name="P2"><text:span text:style-name="T1">Senjskih žrtava 2, 53000 Gospić; tel/fax 573656</text:span></text:p>
          </draw:text-box>
        </draw:frame>
        <draw:frame draw:style-name="gr2" draw:text-style-name="P3" draw:layer="layout" svg:width="5.827cm" svg:height="0.357cm" svg:x="1.065cm" svg:y="1.839cm">
          <draw:text-box>
            <text:p text:style-name="P2"><text:span text:style-name="T1">Liječnik:574521, savjeti.mikro@zzjzlsz.hr</text:span></text:p>
          </draw:text-box>
        </draw:frame>
        <draw:frame draw:style-name="gr2" draw:text-style-name="P3" draw:layer="layout" svg:width="1.014cm" svg:height="0.357cm" svg:x="1.041cm" svg:y="4.534cm">
          <draw:text-box>
            <text:p text:style-name="P2"><text:span text:style-name="T1">Uputio:</text:span></text:p>
          </draw:text-box>
        </draw:frame>
        <draw:frame draw:style-name="gr2" draw:text-style-name="P3" draw:layer="layout" svg:width="0.425cm" svg:height="0.357cm" svg:x="3.524cm" svg:y="4.534cm">
          <draw:text-box>
            <text:p text:style-name="P2"><text:span text:style-name="T1">Dr.</text:span></text:p>
          </draw:text-box>
        </draw:frame>
        <draw:frame draw:style-name="gr2" draw:text-style-name="P3" draw:layer="layout" svg:width="1.818cm" svg:height="0.357cm" svg:x="18.623cm" svg:y="1.592cm">
          <draw:text-box>
            <text:p text:style-name="P2"><text:span text:style-name="T1">Participacija!</text:span></text:p>
          </draw:text-box>
        </draw:frame>
        <draw:frame draw:style-name="gr2" draw:text-style-name="P3" draw:layer="layout" svg:width="1.103cm" svg:height="0.357cm" svg:x="1.041cm" svg:y="3.543cm">
          <draw:text-box>
            <text:p text:style-name="P2"><text:span text:style-name="T1">Uzorak:</text:span></text:p>
          </draw:text-box>
        </draw:frame>
        <draw:frame draw:style-name="gr2" draw:text-style-name="P3" draw:layer="layout" svg:width="2.457cm" svg:height="0.357cm" svg:x="3.524cm" svg:y="3.543cm">
          <draw:text-box>
            <text:p text:style-name="P2"><text:span text:style-name="T1">Bris nazofarinksa</text:span></text:p>
          </draw:text-box>
        </draw:frame>
        <draw:frame draw:style-name="gr2" draw:text-style-name="P3" draw:layer="layout" svg:width="1.797cm" svg:height="0.357cm" svg:x="15.356cm" svg:y="2.037cm">
          <draw:text-box>
            <text:p text:style-name="P2"><text:span text:style-name="T1">Uzorkovano:</text:span></text:p>
          </draw:text-box>
        </draw:frame>
        <draw:frame draw:style-name="gr2" draw:text-style-name="P3" draw:layer="layout" svg:width="2.258cm" svg:height="0.357cm" svg:x="13.712cm" svg:y="3.949cm">
          <draw:text-box>
            <text:p text:style-name="P2"><text:span text:style-name="T1">Katarina Klasan</text:span></text:p>
          </draw:text-box>
        </draw:frame>
        <draw:frame draw:style-name="gr2" draw:text-style-name="P3" draw:layer="layout" svg:width="2.398cm" svg:height="0.357cm" svg:x="11.148cm" svg:y="3.949cm">
          <draw:text-box>
            <text:p text:style-name="P2"><text:span text:style-name="T1">Uzorak zaprimio:</text:span></text:p>
          </draw:text-box>
        </draw:frame>
        <draw:polygon draw:style-name="gr4" draw:text-style-name="P5" draw:layer="layout" svg:width="0.029cm" svg:height="0.636cm" svg:x="18.051cm" svg:y="6.046cm" svg:viewBox="0 0 30 637" draw:points="0,637 30,637 30,0 0,0">
          <text:p/>
        </draw:polygon>
        <draw:polygon draw:style-name="gr4" draw:text-style-name="P5" draw:layer="layout" svg:width="1.957cm" svg:height="0.027cm" svg:x="16.123cm" svg:y="6.046cm" svg:viewBox="0 0 1958 28" draw:points="0,28 1958,28 1958,0 0,0">
          <text:p/>
        </draw:polygon>
        <draw:polygon draw:style-name="gr4" draw:text-style-name="P5" draw:layer="layout" svg:width="1.957cm" svg:height="0.028cm" svg:x="16.123cm" svg:y="6.654cm" svg:viewBox="0 0 1958 29" draw:points="0,29 1958,29 1958,0 0,0">
          <text:p/>
        </draw:polygon>
        <draw:frame draw:style-name="gr2" draw:text-style-name="P3" draw:layer="layout" svg:width="1.086cm" svg:height="0.357cm" svg:x="1.041cm" svg:y="5.042cm">
          <draw:text-box>
            <text:p text:style-name="P2"><text:span text:style-name="T1">Usluge:</text:span></text:p>
          </draw:text-box>
        </draw:frame>
        <draw:polygon draw:style-name="gr4" draw:text-style-name="P5" draw:layer="layout" svg:width="0.026cm" svg:height="0.636cm" svg:x="16.097cm" svg:y="6.046cm" svg:viewBox="0 0 27 637" draw:points="0,637 27,637 27,0 0,0">
          <text:p/>
        </draw:polygon>
        <draw:polygon draw:style-name="gr4" draw:text-style-name="P5" draw:layer="layout" svg:width="2.564cm" svg:height="0.027cm" svg:x="13.559cm" svg:y="6.046cm" svg:viewBox="0 0 2565 28" draw:points="0,28 2565,28 2565,0 0,0">
          <text:p/>
        </draw:polygon>
        <draw:polygon draw:style-name="gr4" draw:text-style-name="P5" draw:layer="layout" svg:width="2.564cm" svg:height="0.028cm" svg:x="13.559cm" svg:y="6.654cm" svg:viewBox="0 0 2565 29" draw:points="0,29 2565,29 2565,0 0,0">
          <text:p/>
        </draw:polygon>
        <draw:frame draw:style-name="gr2" draw:text-style-name="P3" draw:layer="layout" svg:width="1.348cm" svg:height="0.357cm" svg:x="3.524cm" svg:y="5.042cm">
          <draw:text-box>
            <text:p text:style-name="P2"><text:span text:style-name="T1">CoV2(x1)</text:span></text:p>
          </draw:text-box>
        </draw:frame>
        <draw:polygon draw:style-name="gr4" draw:text-style-name="P5" draw:layer="layout" svg:width="0.027cm" svg:height="0.636cm" svg:x="0.859cm" svg:y="6.046cm" svg:viewBox="0 0 28 637" draw:points="0,637 28,637 28,0 0,0">
          <text:p/>
        </draw:polygon>
        <draw:polygon draw:style-name="gr4" draw:text-style-name="P5" draw:layer="layout" svg:width="0.029cm" svg:height="0.636cm" svg:x="13.531cm" svg:y="6.046cm" svg:viewBox="0 0 30 637" draw:points="0,637 30,637 30,0 0,0">
          <text:p/>
        </draw:polygon>
        <draw:polygon draw:style-name="gr4" draw:text-style-name="P5" draw:layer="layout" svg:width="12.701cm" svg:height="0.027cm" svg:x="0.859cm" svg:y="6.046cm" svg:viewBox="0 0 12702 28" draw:points="0,28 12702,28 12702,0 0,0">
          <text:p/>
        </draw:polygon>
        <draw:polygon draw:style-name="gr4" draw:text-style-name="P5" draw:layer="layout" svg:width="12.701cm" svg:height="0.028cm" svg:x="0.859cm" svg:y="6.654cm" svg:viewBox="0 0 12702 29" draw:points="0,29 12702,29 12702,0 0,0">
          <text:p/>
        </draw:polygon>
        <draw:frame draw:style-name="gr5" draw:text-style-name="P6" draw:layer="layout" svg:width="1.352cm" svg:height="0.386cm" svg:x="16.521cm" svg:y="6.168cm">
          <draw:text-box>
            <text:p text:style-name="P2"><text:span text:style-name="T5">Rezultat</text:span></text:p>
          </draw:text-box>
        </draw:frame>
        <draw:polygon draw:style-name="gr4" draw:text-style-name="P5" draw:layer="layout" svg:width="0.029cm" svg:height="0.636cm" svg:x="18.051cm" svg:y="6.681cm" svg:viewBox="0 0 30 637" draw:points="0,637 30,637 30,0 0,0">
          <text:p/>
        </draw:polygon>
        <draw:polygon draw:style-name="gr4" draw:text-style-name="P5" draw:layer="layout" svg:width="1.957cm" svg:height="0.027cm" svg:x="16.123cm" svg:y="6.681cm" svg:viewBox="0 0 1958 28" draw:points="0,28 1958,28 1958,0 0,0">
          <text:p/>
        </draw:polygon>
        <draw:polygon draw:style-name="gr4" draw:text-style-name="P5" draw:layer="layout" svg:width="1.957cm" svg:height="0.028cm" svg:x="16.123cm" svg:y="7.289cm" svg:viewBox="0 0 1958 29" draw:points="0,29 1958,29 1958,0 0,0">
          <text:p/>
        </draw:polygon>
        <draw:frame draw:style-name="gr5" draw:text-style-name="P6" draw:layer="layout" svg:width="1.217cm" svg:height="0.386cm" svg:x="14.228cm" svg:y="6.168cm">
          <draw:text-box>
            <text:p text:style-name="P2"><text:span text:style-name="T5">Metoda</text:span></text:p>
          </draw:text-box>
        </draw:frame>
        <draw:polygon draw:style-name="gr4" draw:text-style-name="P5" draw:layer="layout" svg:width="0.026cm" svg:height="0.636cm" svg:x="16.097cm" svg:y="6.681cm" svg:viewBox="0 0 27 637" draw:points="0,637 27,637 27,0 0,0">
          <text:p/>
        </draw:polygon>
        <draw:polygon draw:style-name="gr4" draw:text-style-name="P5" draw:layer="layout" svg:width="2.564cm" svg:height="0.027cm" svg:x="13.559cm" svg:y="6.681cm" svg:viewBox="0 0 2565 28" draw:points="0,28 2565,28 2565,0 0,0">
          <text:p/>
        </draw:polygon>
        <draw:polygon draw:style-name="gr4" draw:text-style-name="P5" draw:layer="layout" svg:width="2.564cm" svg:height="0.028cm" svg:x="13.559cm" svg:y="7.289cm" svg:viewBox="0 0 2565 29" draw:points="0,29 2565,29 2565,0 0,0">
          <text:p/>
        </draw:polygon>
        <draw:frame draw:style-name="gr5" draw:text-style-name="P6" draw:layer="layout" svg:width="1.416cm" svg:height="0.386cm" svg:x="1.139cm" svg:y="6.168cm">
          <draw:text-box>
            <text:p text:style-name="P2"><text:span text:style-name="T5">Pretraga</text:span></text:p>
          </draw:text-box>
        </draw:frame>
        <draw:polygon draw:style-name="gr4" draw:text-style-name="P5" draw:layer="layout" svg:width="0.027cm" svg:height="0.636cm" svg:x="0.859cm" svg:y="6.681cm" svg:viewBox="0 0 28 637" draw:points="0,637 28,637 28,0 0,0">
          <text:p/>
        </draw:polygon>
        <draw:polygon draw:style-name="gr4" draw:text-style-name="P5" draw:layer="layout" svg:width="0.029cm" svg:height="0.636cm" svg:x="13.531cm" svg:y="6.681cm" svg:viewBox="0 0 30 637" draw:points="0,637 30,637 30,0 0,0">
          <text:p/>
        </draw:polygon>
        <draw:polygon draw:style-name="gr4" draw:text-style-name="P5" draw:layer="layout" svg:width="12.701cm" svg:height="0.027cm" svg:x="0.859cm" svg:y="6.681cm" svg:viewBox="0 0 12702 28" draw:points="0,28 12702,28 12702,0 0,0">
          <text:p/>
        </draw:polygon>
        <draw:polygon draw:style-name="gr4" draw:text-style-name="P5" draw:layer="layout" svg:width="12.701cm" svg:height="0.028cm" svg:x="0.859cm" svg:y="7.289cm" svg:viewBox="0 0 12702 29" draw:points="0,29 12702,29 12702,0 0,0">
          <text:p/>
        </draw:polygon>
        <draw:frame draw:style-name="gr5" draw:text-style-name="P6" draw:layer="layout" svg:width="1.628cm" svg:height="0.386cm" svg:x="16.387cm" svg:y="6.803cm">
          <draw:text-box>
            <text:p text:style-name="P2"><text:span text:style-name="T5">negativan</text:span></text:p>
          </draw:text-box>
        </draw:frame>
        <draw:frame draw:style-name="gr5" draw:text-style-name="P6" draw:layer="layout" svg:width="0.734cm" svg:height="0.386cm" svg:x="14.464cm" svg:y="6.803cm">
          <draw:text-box>
            <text:p text:style-name="P2"><text:span text:style-name="T6">PCR</text:span></text:p>
          </draw:text-box>
        </draw:frame>
        <draw:frame draw:style-name="gr5" draw:text-style-name="P6" draw:layer="layout" svg:width="3.224cm" svg:height="0.386cm" svg:x="1.139cm" svg:y="6.803cm">
          <draw:text-box>
            <text:p text:style-name="P2"><text:span text:style-name="T6">SARS-CoV-2 RT-CR</text:span></text:p>
          </draw:text-box>
        </draw:frame>
        <draw:frame draw:style-name="gr3" draw:text-style-name="P4" draw:layer="layout" svg:width="4.845cm" svg:height="0.433cm" svg:x="1.041cm" svg:y="8.162cm">
          <draw:text-box>
            <text:p text:style-name="P2"><text:span text:style-name="T4">Interpretation of test results:</text:span></text:p>
          </draw:text-box>
        </draw:frame>
        <draw:frame draw:style-name="gr3" draw:text-style-name="P4" draw:layer="layout" svg:width="13.642cm" svg:height="0.433cm" svg:x="1.041cm" svg:y="8.606cm">
          <draw:text-box>
            <text:p text:style-name="P2"><text:span text:style-name="T4">Total SARS-CoV-2 virus (COVID-19) test results-NEGATIVE/virus not detected</text:span></text:p>
          </draw:text-box>
        </draw:frame>
        <draw:frame draw:style-name="gr2" draw:text-style-name="P3" draw:layer="layout" svg:width="1.941cm" svg:height="0.357cm" svg:x="1.192cm" svg:y="11.008cm">
          <draw:text-box>
            <text:p text:style-name="P2"><text:span text:style-name="T1">Nalaz izradio:</text:span></text:p>
          </draw:text-box>
        </draw:frame>
        <draw:frame draw:style-name="gr2" draw:text-style-name="P3" draw:layer="layout" svg:width="2.381cm" svg:height="0.357cm" svg:x="3.274cm" svg:y="11.008cm">
          <draw:text-box>
            <text:p text:style-name="P2"><text:span text:style-name="T1">Petrijan <text:s/>Maračić</text:span></text:p>
          </draw:text-box>
        </draw:frame>
        <draw:frame draw:style-name="gr3" draw:text-style-name="P4" draw:layer="layout" svg:width="9.027cm" svg:height="0.433cm" svg:x="6.234cm" svg:y="11.767cm">
          <draw:text-box>
            <text:p text:style-name="P2"><text:span text:style-name="T4">mr.sc.dr. Irena Franolić, spec. kliničke mikrobiologije</text:span></text:p>
          </draw:text-box>
        </draw:frame>
        <draw:frame draw:style-name="gr2" draw:text-style-name="P3" draw:layer="layout" svg:width="9.65cm" svg:height="0.357cm" svg:x="5.81cm" svg:y="13.64cm">
          <draw:text-box>
            <text:p text:style-name="P2"><text:span text:style-name="T1">Nalaz je pregledan i računalno ovjeren te je valjan bez potpisa i žig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14.7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4T02:54:18.330334713</dc:date>
    <meta:editing-duration>PT5M53S</meta:editing-duration>
    <meta:editing-cycles>1</meta:editing-cycles>
    <meta:document-statistic meta:object-count="64"/>
    <meta:generator>LibreOffice/6.4.6.2$Linux_X86_64 LibreOffice_project/40$Build-2</meta:generator>
  </office:meta>
</office:document-meta>
</file>